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9cm" fo:margin-top="0cm" fo:margin-bottom="0cm" style:page-number="auto" table:align="left"/>
    </style:style>
    <style:style style:name="Table1.A" style:family="table-column">
      <style:table-column-properties style:column-width="12.79cm"/>
    </style:style>
    <style:style style:name="Table1.B" style:family="table-column">
      <style:table-column-properties style:column-width="4.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cm" fo:margin-top="0cm" fo:margin-bottom="0cm" table:align="margins" style:shadow="none"/>
    </style:style>
    <style:style style:name="Table2.A" style:family="table-column">
      <style:table-column-properties style:column-width="0.861cm" style:rel-column-width="488*"/>
    </style:style>
    <style:style style:name="Table2.B" style:family="table-column">
      <style:table-column-properties style:column-width="0.923cm" style:rel-column-width="523*"/>
    </style:style>
    <style:style style:name="Table2.C" style:family="table-column">
      <style:table-column-properties style:column-width="1.635cm" style:rel-column-width="927*"/>
    </style:style>
    <style:style style:name="Table2.D" style:family="table-column">
      <style:table-column-properties style:column-width="0.474cm" style:rel-column-width="269*"/>
    </style:style>
    <style:style style:name="Table2.E" style:family="table-column">
      <style:table-column-properties style:column-width="4.267cm" style:rel-column-width="2419*"/>
    </style:style>
    <style:style style:name="Table2.F" style:family="table-column">
      <style:table-column-properties style:column-width="0.418cm" style:rel-column-width="237*"/>
    </style:style>
    <style:style style:name="Table2.G" style:family="table-column">
      <style:table-column-properties style:column-width="1.783cm" style:rel-column-width="1011*"/>
    </style:style>
    <style:style style:name="Table2.H" style:family="table-column">
      <style:table-column-properties style:column-width="0.529cm" style:rel-column-width="300*"/>
    </style:style>
    <style:style style:name="Table2.I" style:family="table-column">
      <style:table-column-properties style:column-width="6.11cm" style:rel-column-width="3464*"/>
    </style:style>
    <style:style style:name="Table2.A1" style:family="table-cell">
      <style:table-cell-properties fo:padding-left="0.101cm" fo:padding-right="0.101cm" fo:padding-top="0cm" fo:padding-bottom="0cm" fo:border="none"/>
    </style:style>
    <style:style style:name="Table4" style:family="table">
      <style:table-properties style:width="17cm" fo:margin-top="0cm" fo:margin-bottom="0cm" table:align="margins" style:may-break-between-rows="false"/>
    </style:style>
    <style:style style:name="Table4.A" style:family="table-column">
      <style:table-column-properties style:column-width="0.893cm" style:rel-column-width="3441*"/>
    </style:style>
    <style:style style:name="Table4.B" style:family="table-column">
      <style:table-column-properties style:column-width="0.803cm" style:rel-column-width="3093*"/>
    </style:style>
    <style:style style:name="Table4.C" style:family="table-column">
      <style:table-column-properties style:column-width="15.305cm" style:rel-column-width="59001*"/>
    </style:style>
    <style:style style:name="Table4.A1" style:family="table-cell">
      <style:table-cell-properties fo:padding="0.049cm" fo:border="none"/>
    </style:style>
    <style:style style:name="Table4.A2" style:family="table-cell">
      <style:table-cell-properties fo:background-color="transparent" fo:padding="0.049cm" fo:border="none">
        <style:background-image/>
      </style:table-cell-properties>
    </style:style>
    <style:style style:name="Table7" style:family="table">
      <style:table-properties style:width="17cm" fo:margin-top="0cm" fo:margin-bottom="0cm" table:align="margins" style:may-break-between-rows="false"/>
    </style:style>
    <style:style style:name="Table7.A" style:family="table-column">
      <style:table-column-properties style:column-width="0.893cm" style:rel-column-width="3441*"/>
    </style:style>
    <style:style style:name="Table7.B" style:family="table-column">
      <style:table-column-properties style:column-width="0.803cm" style:rel-column-width="3093*"/>
    </style:style>
    <style:style style:name="Table7.C" style:family="table-column">
      <style:table-column-properties style:column-width="15.305cm" style:rel-column-width="59001*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3" style:family="table">
      <style:table-properties style:width="17cm" fo:margin-top="0cm" fo:margin-bottom="0cm" table:align="margins" style:may-break-between-rows="false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49cm" fo:border="none"/>
    </style:style>
    <style:style style:name="Table5" style:family="table">
      <style:table-properties style:width="8.4cm" fo:margin-top="0cm" fo:margin-bottom="0cm" table:align="margins"/>
    </style:style>
    <style:style style:name="Table5.A" style:family="table-column">
      <style:table-column-properties style:column-width="0.774cm" style:rel-column-width="6043*"/>
    </style:style>
    <style:style style:name="Table5.B" style:family="table-column">
      <style:table-column-properties style:column-width="7.625cm" style:rel-column-width="59492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.049cm" fo:border="none"/>
    </style:style>
    <style:style style:name="Table6" style:family="table">
      <style:table-properties style:width="8.403cm" fo:margin-top="0cm" fo:margin-bottom="0cm" table:align="margins"/>
    </style:style>
    <style:style style:name="Table6.A" style:family="table-column">
      <style:table-column-properties style:column-width="8.403cm" style:rel-column-width="65535*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transparent" fo:padding="0.049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top="0cm" fo:margin-bottom="0cm"/>
      <style:text-properties style:font-name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start" style:justify-single-word="false"/>
      <style:text-properties style:font-name="Tahoma" style:font-name-complex="Tahoma"/>
    </style:style>
    <style:style style:name="P19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20" style:family="paragraph" style:parent-style-name="Standard">
      <style:paragraph-properties fo:margin-top="0cm" fo:margin-bottom="0cm"/>
      <style:text-properties style:font-name="Tahoma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4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25" style:family="paragraph" style:parent-style-name="Table_20_Contents" style:list-style-name="L1">
      <style:paragraph-properties fo:margin-left="0.028cm" fo:margin-right="0cm" fo:margin-top="0cm" fo:margin-bottom="0cm" fo:line-height="100%" fo:text-indent="0cm" style:auto-text-indent="false" text:number-lines="false" text:line-number="0">
        <style:tab-stops>
          <style:tab-stop style:position="0.697cm"/>
        </style:tab-stops>
      </style:paragraph-properties>
      <style:text-properties style:font-name="Tahoma" style:font-name-complex="Tahoma"/>
    </style:style>
    <style:style style:name="P2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27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name-complex="Tahoma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nama_satker}</text:p>
            <text:p text:style-name="P2">“UNTUK KEADILAN”</text:p>
          </table:table-cell>
          <table:table-cell table:style-name="Table1.A1" office:value-type="string">
            <text:p text:style-name="P9">BA-16</text:p>
          </table:table-cell>
        </table:table-row>
        <table:table-row>
          <table:table-cell table:style-name="Table1.A1" table:number-columns-spanned="2" office:value-type="string">
            <text:p text:style-name="P6"/>
            <text:p text:style-name="P7">BERITA ACARA {ISI1}</text:p>
            <text:p text:style-name="P7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9">Pada hari ini, {nama_hari}, {tgl_surat_terbilang} ,kami: </text:p>
          </table:table-cell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[!-- BEGIN Jaksa --]{noUrut}</text:p>
          </table:table-cell>
          <table:table-cell table:style-name="Table2.A1" office:value-type="string">
            <text:p text:style-name="P16">Nama</text:p>
          </table:table-cell>
          <table:table-cell table:style-name="Table2.A1" office:value-type="string">
            <text:p text:style-name="P15">: </text:p>
          </table:table-cell>
          <table:table-cell table:style-name="Table2.A1" office:value-type="string">
            <text:p text:style-name="P15">{namaJaksa}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>Pangkat</text:p>
          </table:table-cell>
          <table:table-cell table:style-name="Table2.A1" office:value-type="string">
            <text:p text:style-name="P15">:</text:p>
          </table:table-cell>
          <table:table-cell table:style-name="Table2.A1" office:value-type="string">
            <text:p text:style-name="P16">{pangkatJaksa}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6">NIP</text:p>
          </table:table-cell>
          <table:table-cell table:style-name="Table2.A1" office:value-type="string">
            <text:p text:style-name="P16">: </text:p>
          </table:table-cell>
          <table:table-cell table:style-name="Table2.A1" office:value-type="string">
            <text:p text:style-name="P16">{nipJaksa}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Jabatan</text:p>
          </table:table-cell>
          <table:table-cell table:style-name="Table2.A1" office:value-type="string">
            <text:p text:style-name="P16">: </text:p>
          </table:table-cell>
          <table:table-cell table:style-name="Table2.A1" office:value-type="string">
            <text:p text:style-name="P16">{jabatanJaksa}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[!-- END Jaksa --]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P3">Berdasarkan Surat Perintah Kepala {nama_satker2} Nomor {isi2} tanggal {isi3} dalam perkara a.n. Tersangka {isi4} Nomor: {isi5} tanggal {isi6} dan Surat Penetapan Ketua Pengadilan Negeri {isi7} Nomor: {isi8} tanggal {isi9} dengan {isi10} dihadiri 2 (dua) orang saksi masing-masing:</text:p>
      <text:list xml:id="list7526622149568205382" text:style-name="L1">
        <text:list-item>
          <text:p text:style-name="P25">Nama {isi11}, Umur {isi12}, Pekerjaan {isi13}</text:p>
        </text:list-item>
        <text:list-item>
          <text:p text:style-name="P25">Nama {isi14}, Umur {isi15}, Pekerjaan {isi16}</text:p>
          <text:p text:style-name="P25"/>
          <text:p text:style-name="P25">Telah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1.</text:p>
          </table:table-cell>
          <table:table-cell table:style-name="Table4.A1" table:number-columns-spanned="2" office:value-type="string">
            <text:p text:style-name="P3">Melakukan penggeledahan terhadap<text:span text:style-name="T1">[!-- BEGIN Penggeledahan --]</text:span></text:p>
          </table:table-cell>
          <table:covered-table-cell/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3">1.{nourut}</text:p>
          </table:table-cell>
          <table:table-cell table:style-name="Table4.A2" office:value-type="string">
            <text:p text:style-name="P11">{isidetail}<text:span text:style-name="T2">[!-- END Penggeledahan --]</text:span></text:p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table:number-columns-spanned="2" office:value-type="string">
            <text:p text:style-name="P13">Milik/dikuasai Nama {isi17} Alamat {isi18} Pekerjaan {isi19}.</text:p>
          </table:table-cell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2.</text:p>
          </table:table-cell>
          <table:table-cell table:style-name="Table7.A1" table:number-columns-spanned="2" office:value-type="string">
            <text:p text:style-name="P13">Melakukan penyitaan terhadap barang yaitu[!-- BEGIN Penyitaan --]</text:p>
          </table:table-cell>
          <table:covered-table-cell/>
        </table:table-row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3">2.{nourut}</text:p>
          </table:table-cell>
          <table:table-cell table:style-name="Table7.A1" office:value-type="string">
            <text:p text:style-name="P13">{isidetail}[!-- END Penyitaan --]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A1" table:number-columns-spanned="2" office:value-type="string">
            <text:p text:style-name="P13">Dari Nama {isi20} Alamat {isi21} Pekerjaan {isi22}.</text:p>
            <text:p text:style-name="P13">Untuk dijadikan barang bukti dalam perkara a.n tersangka {isi4}.</text:p>
          </table:table-cell>
          <table:covered-table-cell/>
        </table:table-row>
      </table:table>
      <text:p text:style-name="P2"/>
      <text:p text:style-name="P19">Demikian Berita Acara {isi1} ini dibuat dengan sebenarnya atas kekuatan sumpah jabatan, ditutup dan ditandatangani pada hari dan tanggal tersebut di atas.</text:p>
      <text:p text:style-name="P19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5">Pemilik tempat yang digeledah/disita: Saksi-saksi:</text:p>
          </table:table-cell>
          <table:covered-table-cell/>
        </table:table-row>
        <table:table-row>
          <table:table-cell table:style-name="Table3.A1" office:value-type="string">
            <text:p text:style-name="P18">Yang menguasai tempat/barang</text:p>
          </table:table-cell>
          <table:table-cell table:style-name="Table3.A1" office:value-type="string">
            <text:p text:style-name="P17">Yang melakukan {isi1},</text:p>
          </table:table-cell>
        </table:table-row>
        <table:table-row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5">1.</text:p>
                </table:table-cell>
                <table:table-cell table:style-name="Table5.A1" office:value-type="string">
                  <text:p text:style-name="P15">{isi11}</text:p>
                  <text:p text:style-name="P15"/>
                  <text:p text:style-name="P15"/>
                  <text:p text:style-name="P15"/>
                </table:table-cell>
              </table:table-row>
              <table:table-row table:style-name="Table5.1">
                <table:table-cell table:style-name="Table5.A1" office:value-type="string">
                  <text:p text:style-name="P15">2.</text:p>
                </table:table-cell>
                <table:table-cell table:style-name="Table5.A1" office:value-type="string">
                  <text:p text:style-name="P15">{isi14}</text:p>
                  <text:p text:style-name="P15"/>
                  <text:p text:style-name="P15"/>
                  <text:p text:style-name="P15"/>
                </table:table-cell>
              </table:table-row>
            </table:table>
            <text:p text:style-name="P15"/>
          </table:table-cell>
          <table:table-cell table:style-name="Table3.A1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7">{jabatan}</text:p>
                </table:table-cell>
              </table:table-row>
              <table:table-row table:style-name="Table6.1">
                <table:table-cell table:style-name="Table6.A1" office:value-type="string">
                  <text:p text:style-name="P15"/>
                  <text:p text:style-name="P15"/>
                  <text:p text:style-name="P15"/>
                </table:table-cell>
              </table:table-row>
              <table:table-row table:style-name="Table6.1">
                <table:table-cell table:style-name="Table6.A1" office:value-type="string">
                  <text:p text:style-name="P4">{nama_ttd}</text:p>
                  <text:p text:style-name="P4">{pangkat_ttd}/NIP. {nip_ttd}</text:p>
                </table:table-cell>
              </table:table-row>
            </table:table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1-29T21:22:34.34</dc:date>
    <meta:editing-cycles>60</meta:editing-cycles>
    <meta:editing-duration>P1DT1H23M11S</meta:editing-duration>
    <meta:document-statistic meta:table-count="7" meta:image-count="0" meta:object-count="0" meta:page-count="2" meta:paragraph-count="45" meta:word-count="182" meta:character-count="1327"/>
    <meta:template xlink:type="simple" xlink:actuate="onRequest" xlink:title="" xlink:href="../pidsus14report.odt/Normal.dotm"/>
  </office:meta>
</office:document-meta>
</file>